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F0000000D4BDA95C5B49EA153D.png" manifest:media-type="image/png"/>
  <manifest:file-entry manifest:full-path="Pictures/2000003500000BB80000178B8464FC57EA41119C.wmf" manifest:media-type="image/x-wmf"/>
  <manifest:file-entry manifest:full-path="Pictures/100002010000009A000001479A9F07D397023815.png" manifest:media-type="image/png"/>
  <manifest:file-entry manifest:full-path="Pictures/200000120000086000000EAFAF31D133477B1336.wmf" manifest:media-type="image/x-wmf"/>
  <manifest:file-entry manifest:full-path="Pictures/1000500100000BD10000192181E180F9B6E0BFEC.svg" manifest:media-type="image/svg+xml"/>
  <manifest:file-entry manifest:full-path="Pictures/200000C60000138E0000083CE52552DECE13B6F4.wmf" manifest:media-type="image/x-wmf"/>
  <manifest:file-entry manifest:full-path="Pictures/200001230000138E00000DC3872C4E424A6047C7.wmf" manifest:media-type="image/x-wmf"/>
  <manifest:file-entry manifest:full-path="Pictures/10000201000003840000025A24A5580572040B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eeeee" svg:stroke-opacity="0%" draw:fill-color="#eeeeee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</style:style>
    <style:style style:name="gr7" style:family="graphic" style:parent-style-name="standard">
      <style:graphic-properties draw:stroke="none" svg:stroke-color="#000000" draw:fill="none" draw:fill-color="#ffffff" fo:min-height="1.737cm"/>
    </style:style>
    <style:style style:name="gr8" style:family="graphic" style:parent-style-name="standard">
      <style:graphic-properties draw:stroke="none" svg:stroke-color="#000000" draw:fill="none" draw:fill-color="#ffffff" fo:min-height="0.869cm"/>
    </style:style>
    <style:style style:name="gr9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10.336cm" fo:min-width="15.346cm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ed1c24" draw:marker-start-width="0.279cm" draw:marker-end-width="0.279cm" draw:fill-color="#ffec00" draw:textarea-horizontal-align="justify" draw:textarea-vertical-align="middle" draw:auto-grow-height="false" fo:min-height="0.871cm" fo:min-width="3.49cm" fo:padding-top="0.151cm" fo:padding-bottom="0.151cm" fo:padding-left="0.276cm" fo:padding-right="0.276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8220"/>
      <style:paragraph-properties fo:text-align="center"/>
      <style:text-properties fo:color="#ffffff" style:font-name="Arial" fo:font-size="11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ffec00"/>
      <style:paragraph-properties fo:text-align="start"/>
      <style:text-properties fo:color="#ed1c24" style:font-name="Arial" fo:font-size="28pt"/>
    </style:style>
    <style:style style:name="T1" style:family="text">
      <style:text-properties fo:color="#ffffff" style:font-name="Arial" fo:font-size="11pt"/>
    </style:style>
    <style:style style:name="T2" style:family="text">
      <style:text-properties fo:color="#000000" style:font-name="Arial" fo:font-size="22pt" style:font-size-asian="22pt" style:font-size-complex="22pt"/>
    </style:style>
    <style:style style:name="T3" style:family="text">
      <style:text-properties fo:color="#ed1c24" style:font-name="Arial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10.618cm" svg:x="7.021cm" svg:y="5.27cm">
          <draw:image xlink:href="Pictures/10000201000003840000025A24A5580572040B22.png" xlink:type="simple" xlink:show="embed" xlink:actuate="onLoad">
            <text:p/>
          </draw:image>
        </draw:frame>
        <draw:polygon draw:style-name="gr2" draw:text-style-name="P2" draw:layer="layout" svg:width="3.699cm" svg:height="2.599cm" svg:x="11cm" svg:y="5.3cm" svg:viewBox="0 0 3700 2600" draw:points="0,2000 400,2600 3700,0 2400,0">
          <text:p/>
        </draw:polygon>
        <draw:path draw:style-name="gr3" draw:text-style-name="P1" draw:layer="layout" svg:width="13.369cm" svg:height="6.986cm" draw:transform="rotate (0.616624824729597) translate (7.35221883587633cm 14.2325911092841cm)" svg:viewBox="0 0 13370 6987" svg:d="M0 83c14740-217 12530-557 13370 6904">
          <text:p/>
        </draw:path>
        <draw:frame draw:style-name="gr1" draw:text-style-name="P1" draw:layer="layout" svg:width="0.962cm" svg:height="0.397cm" draw:transform="skewX (-0.0251327412287184) rotate (-2.48901404626911) translate (14.401cm 8.954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14.31cm" svg:y1="8.954cm" svg:x2="15.6cm" svg:y2="8cm">
          <text:p/>
        </draw:line>
        <draw:frame draw:style-name="gr1" draw:text-style-name="P1" draw:layer="layout" svg:width="0.966cm" svg:height="0.402cm" draw:transform="skewX (-0.00244346095279216) rotate (2.51746291307662) translate (20.179cm 7.82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4cm" svg:height="0.411cm" draw:transform="skewX (-0.0146607657167524) rotate (-2.97630997342593) translate (18.454cm 7.37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cm" svg:height="0.402cm" draw:transform="skewX (0.00244346095279206) rotate (-2.9229028983149) translate (17.431cm 7.55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73cm" svg:height="0.403cm" draw:transform="skewX (-0.0198967534727353) rotate (-2.76355433760782) translate (16.46cm 7.772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415388361974651) rotate (-2.50210401565907) translate (12.748cm 10.148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12.654cm" svg:y1="10.14cm" svg:x2="13.554cm" svg:y2="9.486cm">
          <text:p/>
        </draw:line>
        <draw:frame draw:style-name="gr1" draw:text-style-name="P1" draw:layer="layout" svg:width="0.956cm" svg:height="0.398cm" draw:transform="skewX (-0.00244346095279216) rotate (-2.49634442912749) translate (11.122cm 11.333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11.038cm" svg:y1="11.326cm" svg:x2="11.938cm" svg:y2="10.672cm">
          <text:p/>
        </draw:line>
        <draw:frame draw:style-name="gr1" draw:text-style-name="P1" draw:layer="layout" svg:width="0.302cm" svg:height="0.539cm" svg:x="10.118cm" svg:y="11.404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02cm" svg:height="0.531cm" svg:x="13.397cm" svg:y="9.034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956cm" svg:height="0.398cm" draw:transform="skewX (-0.00244346095279216) rotate (-2.49634442912749) translate (9.404cm 12.561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9.32cm" svg:y1="12.554cm" svg:x2="10.22cm" svg:y2="11.9cm">
          <text:p/>
        </draw:line>
        <draw:frame draw:style-name="gr1" draw:text-style-name="P1" draw:layer="layout" svg:width="0.956cm" svg:height="0.398cm" draw:transform="skewX (-0.00244346095279216) rotate (-2.49634442912749) translate (8.019cm 13.571cm)">
          <draw:image xlink:href="Pictures/200000C60000138E0000083CE52552DECE13B6F4.wmf" xlink:type="simple" xlink:show="embed" xlink:actuate="onLoad">
            <text:p/>
          </draw:image>
        </draw:frame>
        <draw:line draw:style-name="gr4" draw:text-style-name="P1" draw:layer="layout" svg:x1="7.9cm" svg:y1="13.6cm" svg:x2="8.62cm" svg:y2="13cm">
          <text:p/>
        </draw:line>
        <draw:frame draw:style-name="gr1" draw:text-style-name="P1" draw:layer="layout" svg:width="0.302cm" svg:height="0.539cm" svg:x="6.961cm" svg:y="13.66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2.2478095436435) translate (20.994cm 9.07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2.2478095436435) translate (21.594cm 9.81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2.2478095436435) translate (22.205cm 10.6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56cm" svg:height="0.399cm" draw:transform="skewX (-0.00506145483078358) rotate (0.660956187730253) translate (8.687cm 14.61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56cm" svg:height="0.399cm" draw:transform="skewX (-0.00506145483078343) rotate (0.578925712886519) translate (9.489cm 14.012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56cm" svg:height="0.399cm" draw:transform="skewX (-0.00506145483078358) rotate (0.605454717516833) translate (10.237cm 13.50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415388361974651) rotate (-2.50210401565907) translate (12.748cm 10.14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1) rotate (0.639488637930722) translate (11.77cm 12.37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56cm" svg:height="0.399cm" draw:transform="skewX (-0.00506145483078343) rotate (0.674569755895808) translate (11cm 12.99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1) rotate (0.639488637930722) translate (12.57cm 11.781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1) rotate (0.639488637930722) translate (13.4cm 11.181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) rotate (0.603709388264839) translate (14.21cm 10.63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29) rotate (0.578925712886519) translate (15.1cm 10.02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29) rotate (0.448549617762543) translate (16.04cm 9.43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29) rotate (0.237713844121628) translate (17.004cm 8.99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-0.893957642871496) translate (19.413cm 9.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3cm" svg:height="0.409cm" draw:transform="skewX (-0.039095375244673) rotate (-0.13247049022637) translate (18.014cm 8.7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-0.893957642871496) translate (20.013cm 10.136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-0.893957642871496) translate (20.628cm 10.92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66cm" svg:height="0.402cm" draw:transform="skewX (-0.00244346095279209) rotate (-0.893957642871496) translate (21.225cm 11.694cm)">
          <draw:image xlink:href="Pictures/200000C60000138E0000083CE52552DECE13B6F4.wmf" xlink:type="simple" xlink:show="embed" xlink:actuate="onLoad">
            <text:p/>
          </draw:image>
        </draw:frame>
        <draw:line draw:style-name="gr5" draw:text-style-name="P3" draw:layer="layout" svg:x1="20.6cm" svg:y1="7.7cm" svg:x2="18.9cm" svg:y2="9.6cm">
          <text:p/>
        </draw:line>
        <draw:custom-shape draw:style-name="gr6" draw:text-style-name="P4" draw:layer="layout" svg:width="4cm" svg:height="0.7cm" svg:x="15.544cm" svg:y="10.161cm">
          <text:p text:style-name="P3"><text:span text:style-name="T1">Fussgängerübergan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51cm" svg:height="1.9cm" svg:x="13.949cm" svg:y="5.6cm">
          <draw:image xlink:href="Pictures/10000201000000F0000000D4BDA95C5B49EA153D.png" xlink:type="simple" xlink:show="embed" xlink:actuate="onLoad">
            <text:p/>
          </draw:image>
        </draw:frame>
        <draw:frame draw:style-name="gr7" draw:text-style-name="P6" draw:layer="layout" svg:width="3.1cm" svg:height="1.987cm" svg:x="7.02cm" svg:y="10.481cm">
          <draw:text-box>
            <text:p text:style-name="P5"><text:span text:style-name="T2">Mittlere</text:span></text:p>
            <text:p text:style-name="P5"><text:span text:style-name="T2">Brücke</text:span></text:p>
          </draw:text-box>
        </draw:frame>
        <draw:frame draw:style-name="gr8" draw:text-style-name="P8" draw:layer="layout" svg:width="4.682cm" svg:height="1.119cm" svg:x="18.129cm" svg:y="13.075cm">
          <draw:text-box>
            <text:p text:style-name="P7"><text:span text:style-name="T2">Rheingasse</text:span></text:p>
          </draw:text-box>
        </draw:frame>
        <draw:frame draw:style-name="gr8" draw:text-style-name="P6" draw:layer="layout" svg:width="5.146cm" svg:height="1.119cm" svg:x="16.09cm" svg:y="5.27cm">
          <draw:text-box>
            <text:p text:style-name="P5"><text:span text:style-name="T2">Greifengasse</text:span></text:p>
          </draw:text-box>
        </draw:frame>
        <draw:frame draw:style-name="gr1" draw:text-style-name="P1" draw:layer="layout" svg:width="0.97cm" svg:height="0.68cm" draw:transform="rotate (-3.11209658923109) translate (19.46cm 7.6cm)">
          <draw:image xlink:href="Pictures/200001230000138E00000DC3872C4E424A6047C7.wmf" xlink:type="simple" xlink:show="embed" xlink:actuate="onLoad">
            <text:p/>
          </draw:image>
        </draw:frame>
        <draw:custom-shape draw:style-name="gr9" draw:text-style-name="P9" draw:layer="layout" svg:width="15.88cm" svg:height="10.62cm" svg:x="7.02cm" svg:y="5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042cm" svg:height="1.173cm" svg:x="12.958cm" svg:y="14.127cm">
          <text:p text:style-name="P5"><text:span text:style-name="T3">Phas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0.66cm" svg:height="1.4cm" svg:x="20.2cm" svg:y="6.2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  <draw:frame draw:style-name="gr11" draw:text-style-name="P3" draw:layer="layout" svg:width="0.66cm" svg:height="1.4cm" svg:x="18.24cm" svg:y="8.1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  <draw:frame draw:style-name="gr1" draw:text-style-name="P1" draw:layer="layout" svg:width="0.68cm" svg:height="1.4cm" svg:x="9.742cm" svg:y="13.812cm">
          <draw:image xlink:href="Pictures/2000003500000BB80000178B8464FC57EA41119C.wmf" xlink:type="simple" xlink:show="embed" xlink:actuate="onLoad">
            <text:p/>
          </draw:image>
        </draw:frame>
        <draw:frame draw:style-name="gr1" draw:text-style-name="P1" draw:layer="layout" svg:width="0.68cm" svg:height="1.4cm" svg:x="20.92cm" svg:y="11.4cm">
          <draw:image xlink:href="Pictures/2000003500000BB80000178B8464FC57EA41119C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6:39:49.288720454</meta:creation-date>
    <dc:date>2019-10-31T07:22:53.176379112</dc:date>
    <meta:editing-duration>PT43M43S</meta:editing-duration>
    <meta:editing-cycles>10</meta:editing-cycles>
    <meta:generator>LibreOffice/5.4.5.1$MacOSX_X86_64 LibreOffice_project/79c9829dd5d8054ec39a82dc51cd9eff340dbee8</meta:generator>
    <meta:document-statistic meta:object-count="53"/>
  </office:meta>
</office:document-meta>
</file>